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Liberation Serif'" style:font-family-asian="'Liberation Serif'" style:font-family-complex="'Liberation Serif'" fo:background-color="transparent" style:use-window-font-color="true"/>
    </style:style>
    <style:style style:name="T2" style:family="text">
      <style:text-properties fo:font-size="20.00pt" fo:font-weight="bold" fo:font-family="Calibri" style:font-family-asian="Calibri" style:font-family-complex="Calibri" fo:background-color="transparent" style:use-window-font-color="true"/>
    </style:style>
    <style:style style:name="T3" style:family="text">
      <style:text-properties fo:font-size="24.00pt" fo:font-weight="bold" fo:font-family="Calibri" style:font-family-asian="Calibri" style:font-family-complex="Calibri" fo:background-color="transparent" style:use-window-font-color="true"/>
    </style:style>
    <style:style style:name="T4" style:family="text">
      <style:text-properties fo:font-size="20.00pt" fo:font-weight="bold" fo:font-family="Calibri" style:font-family-asian="Calibri" style:font-family-complex="Calibri" fo:background-color="transparent" style:use-window-font-color="true"/>
    </style:style>
    <style:style style:name="T5" style:family="text">
      <style:text-properties fo:font-size="14.00pt" fo:font-weight="normal" fo:font-family="'Liberation Serif'" style:font-family-asian="'Liberation Serif'" style:font-family-complex="'Liberation Serif'" fo:background-color="transparent" style:use-window-font-color="true"/>
    </style:style>
    <style:style style:name="T6" style:family="text">
      <style:text-properties fo:font-size="14.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style:use-window-font-color="true"/>
    </style:style>
    <style:style style:name="T14"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T16"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fo:font-style="italic"/>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fo:font-style="italic"/>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fo:font-style="italic"/>
    </style:style>
    <style:style style:name="T23"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24" style:family="text">
      <style:text-properties fo:font-size="12.00pt" fo:font-weight="normal" fo:font-family="Calibri" style:font-family-asian="Calibri" style:font-family-complex="Calibri" fo:background-color="transparent" style:use-window-font-color="true" fo:font-style="italic"/>
    </style:style>
    <style:style style:name="T25"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26" style:family="text">
      <style:text-properties fo:font-size="12.00pt" fo:font-weight="normal" fo:font-family="Calibri" style:font-family-asian="Calibri" style:font-family-complex="Calibri" fo:background-color="transparent" style:use-window-font-color="true" fo:font-style="italic"/>
    </style:style>
    <style:style style:name="T27" style:family="text">
      <style:text-properties fo:font-size="11.00pt" fo:font-weight="normal" fo:font-family="Calibri" style:font-family-asian="Calibri" style:font-family-complex="Calibri" fo:background-color="transparent" style:use-window-font-color="true" fo:font-style="italic"/>
    </style:style>
    <style:style style:name="T28"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29" style:family="text">
      <style:text-properties fo:font-size="11.00pt" fo:font-weight="normal" fo:font-family="Calibri" style:font-family-asian="Calibri" style:font-family-complex="Calibri" fo:background-color="transparent" style:use-window-font-color="true" fo:font-style="italic"/>
    </style:style>
    <style:style style:name="T30"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31" style:family="text">
      <style:text-properties fo:font-size="12.00pt" fo:font-weight="normal" fo:font-family="Calibri" style:font-family-asian="Calibri" style:font-family-complex="Calibri" fo:background-color="transparent" style:use-window-font-color="true" fo:font-style="italic"/>
    </style:style>
    <style:style style:name="T32" style:family="text">
      <style:text-properties fo:font-size="11.00pt" fo:font-weight="normal" fo:font-family="Calibri" style:font-family-asian="Calibri" style:font-family-complex="Calibri" fo:background-color="transparent" style:use-window-font-color="true" fo:font-style="italic"/>
    </style:style>
    <style:style style:name="T33"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34" style:family="text">
      <style:text-properties fo:font-size="12.00pt" fo:font-weight="normal" fo:font-family="Calibri" style:font-family-asian="Calibri" style:font-family-complex="Calibri" fo:background-color="transparent" style:use-window-font-color="true" fo:font-style="italic"/>
    </style:style>
    <style:style style:name="T35" style:family="text">
      <style:text-properties fo:font-size="11.00pt" fo:font-weight="normal" fo:font-family="Calibri" style:font-family-asian="Calibri" style:font-family-complex="Calibri" fo:background-color="transparent" style:use-window-font-color="true" fo:font-style="italic"/>
    </style:style>
    <style:style style:name="T36"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37"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38"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39" style:family="text">
      <style:text-properties fo:font-size="11.00pt" fo:font-weight="normal" fo:font-family="Calibri" style:font-family-asian="Calibri" style:font-family-complex="Calibri" fo:background-color="transparent" style:use-window-font-color="true" fo:font-style="italic"/>
    </style:style>
    <style:style style:name="T40"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41" style:family="text">
      <style:text-properties fo:font-size="12.00pt" fo:font-weight="normal" fo:font-family="'Liberation Serif'" style:font-family-asian="'Liberation Serif'" style:font-family-complex="'Liberation Serif'"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44"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office:automatic-styles>
  <office:body>
    <office:text>
      <text:p text:style-name="P1"><text:span text:style-name="T1">Assignment 4<text:s/></text:span><text:span text:style-name="T2">–<text:s/></text:span><text:span text:style-name="T3">Software</text:span><text:span text:style-name="T4"><text:s/>Cost Estimation</text:span></text:p>
      <text:p text:style-name="P1"><text:span text:style-name="T5">Matthew Gaffney<text:s/></text:span><text:span text:style-name="T6">– 201426931</text:span></text:p>
      <text:p text:style-name="P1"><text:span text:style-name="T7"/></text:p>
      <text:p text:style-name="P1"><text:span text:style-name="T8">Introduction</text:span></text:p>
      <text:p text:style-name="P1"><text:span text:style-name="T9">a short overview of the datasets you decided to use and the attributes you decided to include or ignore and why  (6 marks)</text:span></text:p>
      <text:p text:style-name="P1"><text:span text:style-name="T10"/></text:p>
      <text:p text:style-name="P1"><text:span text:style-name="T11">Three data sets were used, albrecht, china and miyazaki94. These three were choosen over the others because they had a large amount of numerical attributes and because there was an easily identifiable metric for the effort required of the project (others may have had one, but the information about the attributes was limited and it was often hard to tell what they represented). </text:span></text:p>
      <text:p text:style-name="P1"><text:span text:style-name="T12"/></text:p>
      <text:p text:style-name="P1"><text:span text:style-name="T13">Albrecht was composed of all numerical attributes, all of which were used to calculate the effort, with the obvious exception of the effort variable. This data set was however relatively small, which will be discussed further later in the report.<text:s text:c="2"/>China was also entirely numeric. The ‘ID’ attribute was not included in the regression, as this would be completely independent of the effort. ‘N_effort’ was also removed as it was often the same value as effort, and so was assumed to be a similar metric as ‘Effort.<text:s text:c="2"/>Miyazaki94 was mostly numeric, with the exception of the ‘ID’ attribute, this however was going to be removed anyway, as it is again irrelevant to the effort - in this case the ‘MM’(Man Months) attribute. </text:span></text:p>
      <text:p text:style-name="P1"><text:span text:style-name="T14">Implementation Details</text:span></text:p>
      <text:p text:style-name="P1"><text:span text:style-name="T15">including which framework you elected to use, what key components you needed to develop and what other information you needed to provide</text:span></text:p>
      <text:p text:style-name="P1"><text:span text:style-name="T15"/></text:p>
      <text:p text:style-name="P1"><text:span text:style-name="T15">The framework DEAP (Distributed Evolutionary Algorithms in Python) was used for the implementation of the genetic components of the algorithm. This already had functionaity for generating and breeding syntax trees.</text:span></text:p>
      <text:p text:style-name="P1"><text:span text:style-name="T15"/></text:p>
      <text:p text:style-name="P1"><text:span text:style-name="T16">Generation Description</text:span></text:p>
      <text:p text:style-name="P1"><text:span text:style-name="T17">The generation of the initial population's trees was random, although DEAP ensures that constraints of the operators</text:span><text:span text:style-name="T18"><text:s/></text:span><text:span text:style-name="T19">are not infringed upon (e.g. that add operations are only given numeric variables), this however was not important for this example, as only numeric data and<text:s text:c="2"/>operators were used for this example. </text:span></text:p>
      <text:p text:style-name="P1"><text:span text:style-name="T20"/></text:p>
      <text:p text:style-name="P1"><text:span text:style-name="T21">DEAP offers three algorithms for generating tree populations. genFull generates trees where every leaf on the tree is of the same depth, whereas genGrow creates expressions in which the leafs do not need to be of equal depth. genHalfAndHalf generates the population choosing randomly between the previous two algorithms<text:s/></text:span><text:span text:style-name="T22"/></text:p>
      <text:p text:style-name="P1"><text:span text:style-name="T22"/></text:p>
      <text:p text:style-name="P1"><text:span text:style-name="T22">Crossover algorithms</text:span></text:p>
      <text:p text:style-name="P1"><text:span text:style-name="T22"/></text:p>
      <text:p text:style-name="P1"><text:span text:style-name="T22">Mutation </text:span></text:p>
      <text:p text:style-name="P1"><text:span text:style-name="T22"/></text:p>
      <text:p text:style-name="P1"><text:span text:style-name="T22">mutUniform -randomly select point in tree, replace sub tree with a random generated subtree (using selected tree generator algorithm)</text:span></text:p>
      <text:p text:style-name="P1"><text:span text:style-name="T22"/></text:p>
      <text:p text:style-name="P1"><text:span text:style-name="T22">mutNodeReplacement - choose a node and replace the primitive with another of same arity</text:span></text:p>
      <text:p text:style-name="P1"><text:span text:style-name="T22">mutEphemeral - changes one or more constant in tree</text:span></text:p>
      <text:p text:style-name="P1"><text:span text:style-name="T22">mutInsert - insert a branch at a random point in tree</text:span></text:p>
      <text:p text:style-name="P1"><text:span text:style-name="T22">mutShrink - randomly selects a branch and replaces it with one of the branches arguments, also selected randomly. </text:span></text:p>
      <text:p text:style-name="P1"><text:span text:style-name="T22"/></text:p>
      <text:p text:style-name="P1"><text:span text:style-name="T22">Bloat control</text:span></text:p>
      <text:p text:style-name="P1"><text:span text:style-name="T22"/></text:p>
      <text:p text:style-name="P1"><text:span text:style-name="T22"/></text:p>
      <text:p text:style-name="P1"><text:span text:style-name="T23">genetic algorithms </text:span></text:p>
      <text:p text:style-name="P1"><text:span text:style-name="T23">varOr<text:s/></text:span><text:span text:style-name="T24">– the offspring are each generated from either crossover or mutation, not both. </text:span></text:p>
      <text:p text:style-name="P1"><text:span text:style-name="T25">VarAnd<text:s/></text:span><text:span text:style-name="T26">– The probabilities of crossover and mutation are independent, so both can be applied</text:span></text:p>
      <text:p text:style-name="P1"><text:span text:style-name="T27"/></text:p>
      <text:p text:style-name="P1"><text:span text:style-name="T28">eaSimple -<text:s text:c="2"/>VarAnd, new population is only offspring</text:span></text:p>
      <text:p text:style-name="P1"><text:span text:style-name="T29"/></text:p>
      <text:p text:style-name="P1"><text:span text:style-name="T30">eaMuCommaLambda<text:s/></text:span><text:span text:style-name="T31">– varOr, mu individuals selected for next generation, only these are used to breed the rest of the generation.</text:span></text:p>
      <text:p text:style-name="P1"><text:span text:style-name="T32"/></text:p>
      <text:p text:style-name="P1"><text:span text:style-name="T33">EaGenerateUpdate<text:s/></text:span><text:span text:style-name="T34">– toolbox.generate then toolbox.update to make new generation. Flexible but not required. </text:span></text:p>
      <text:p text:style-name="P1"><text:span text:style-name="T35"/></text:p>
      <text:p text:style-name="P1"><text:span text:style-name="T36">EaMuPlusLambda<text:s/></text:span><text:span text:style-name="T37">–</text:span><text:span text:style-name="T38"><text:s/>varOr to generate offspring, population then selected from offspring and previous population </text:span></text:p>
      <text:p text:style-name="P1"><text:span text:style-name="T39"/></text:p>
      <text:p text:style-name="P1"><text:span text:style-name="T39">Fitness Function</text:span></text:p>
      <text:p text:style-name="P1"><text:span text:style-name="T39"/></text:p>
      <text:p text:style-name="P1"><text:span text:style-name="T40">Results</text:span></text:p>
      <text:p text:style-name="P1"><text:span text:style-name="T41">what functions were evolved for the various datasets, how appropriate they are, and how effective these were (e.g. using a train/test split and cross validation)</text:span></text:p>
      <text:p text:style-name="P1"><text:span text:style-name="T42"/></text:p>
      <text:p text:style-name="P1"><text:span text:style-name="T43">Evaluation of Methods</text:span></text:p>
      <text:p text:style-name="P1"><text:span text:style-name="T44">observations, insights and explanations. An important point here is to consider not just approaches such as linear regression or the other machine learning techniques mentioned, but also standard baseline measures such as the mean effort value. (8 mark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